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3-09-1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3-06-1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3-03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2-12-0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2-09-2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2-06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2-03-15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1-12-1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1-09-1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1-06-2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1-03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0-12-0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0-09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0-06-0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20-03-1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9-12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9-09-1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9-06-1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9-03-2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8-12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8-09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8-06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8-03-1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7-12-1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7-09-1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7-06-2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7-03-1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3-08-01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3-02-1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2-08-0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2-02-2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1-07-2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1-06-28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0-07-2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2010-03-2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7-01-3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6-11-1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6-08-2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6-05-1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6-02-2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5-12-1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5-08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5-05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4-11-09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4-08-0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4-05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4-02-04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3-11-12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3-08-24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3-05-0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3-02-01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2-11-0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2-08-0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2-05-1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2-02-1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1-11-1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1-09-2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1-05-3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1-03-2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0-11-1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0-09-1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0-07-1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8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3</text:p>
          </table:table-cell>
          <table:table-cell office:value-type="string" calcext:value-type="string">
            <text:p>197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